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1cm" svg:y1="6.033cm" svg:x2="6cm" svg:y2="6.133cm">
          <text:p/>
        </draw:line>
        <draw:line draw:style-name="gr1" draw:text-style-name="P1" draw:layer="layout" svg:x1="10cm" svg:y1="8.098cm" svg:x2="12.9cm" svg:y2="8cm">
          <text:p/>
        </draw:line>
        <draw:path draw:style-name="gr1" draw:text-style-name="P1" draw:layer="layout" svg:width="1.983cm" svg:height="1.151cm" draw:transform="rotate (-0.958360292270086) translate (8.85939602352223cm 6.47648245056157cm)" svg:viewBox="0 0 1984 1152" svg:d="M0 1121c446 108 906-83 1250-360l370-298 214-249 150-214">
          <text:p/>
        </draw:path>
        <draw:path draw:style-name="gr1" draw:text-style-name="P1" draw:layer="layout" svg:width="1.875cm" svg:height="1.52cm" draw:transform="rotate (0.277681883992298) translate (5.84687222264685cm 6.14055173107348cm)" svg:viewBox="0 0 1876 1521" svg:d="M0 0c369-9 751 121 1010 390 292 304 641 573 808 978l58 153">
          <text:p/>
        </draw:path>
        <draw:line draw:style-name="gr1" draw:text-style-name="P1" draw:layer="layout" svg:x1="6cm" svg:y1="6.1cm" svg:x2="6cm" svg:y2="10cm">
          <text:p/>
        </draw:line>
        <draw:line draw:style-name="gr1" draw:text-style-name="P1" draw:layer="layout" svg:x1="6cm" svg:y1="10.1cm" svg:x2="10cm" svg:y2="4cm">
          <text:p/>
        </draw:line>
        <draw:line draw:style-name="gr2" draw:text-style-name="P1" draw:layer="layout" svg:x1="6cm" svg:y1="10cm" svg:x2="7cm" svg:y2="6.2cm">
          <text:p/>
        </draw:line>
        <draw:line draw:style-name="gr2" draw:text-style-name="P1" draw:layer="layout" svg:x1="10cm" svg:y1="4.1cm" svg:x2="8.9cm" svg:y2="8cm">
          <text:p/>
        </draw:line>
        <draw:line draw:style-name="gr3" draw:text-style-name="P2" draw:layer="layout" svg:x1="8.9cm" svg:y1="5.7cm" svg:x2="10.1cm" svg:y2="6.3cm">
          <text:p/>
        </draw:line>
        <draw:line draw:style-name="gr3" draw:text-style-name="P2" draw:layer="layout" svg:x1="5.9cm" svg:y1="8.2cm" svg:x2="7.1cm" svg:y2="8.6cm">
          <text:p/>
        </draw:line>
        <draw:path draw:style-name="gr4" draw:text-style-name="P1" draw:layer="layout" svg:width="0.781cm" svg:height="0.541cm" draw:transform="skewX (0.0038397243543875) rotate (-1.68005393796974) translate (7.80253781295657cm 8.25772006659526cm)" svg:viewBox="0 0 782 542" svg:d="M0 458c236 92 374-94 580-173 503-193-88 623-107 48l109-196-91-137">
          <text:p/>
        </draw:path>
        <draw:path draw:style-name="gr4" draw:text-style-name="P1" draw:layer="layout" svg:width="0.717cm" svg:height="0.576cm" draw:transform="skewX (-0.107163216072452) rotate (-1.8776252092955) translate (10.8524052400063cm 6.01098677599308cm)" svg:viewBox="0 0 718 577" svg:d="M0 556c141 17 273-68 388-165 85-72 485 45 265 167-202 113-74-305-71-460l-84-98">
          <text:p/>
        </draw:path>
        <draw:path draw:style-name="gr4" draw:text-style-name="P1" draw:layer="layout" svg:width="0.599cm" svg:height="0.564cm" draw:transform="rotate (1.35001217641761) translate (7.74264030114247cm 8.67739111906921cm)" svg:viewBox="0 0 600 565" svg:d="M264 39c867-179-216 302-264 462l14 64">
          <text:p/>
        </draw:path>
        <draw:path draw:style-name="gr4" draw:text-style-name="P1" draw:layer="layout" svg:width="0.796cm" svg:height="0.581cm" draw:transform="rotate (-0.58800142499689) translate (10.9065463125512cm 6.1131802916023cm)" svg:viewBox="0 0 797 582" svg:d="M0 113c906-516-201 939 598 308l199-173">
          <text:p/>
        </draw:path>
        <draw:line draw:style-name="gr4" draw:text-style-name="P1" draw:layer="layout" svg:x1="10cm" svg:y1="4.1cm" svg:x2="10.1cm" svg:y2="8.2cm">
          <text:p/>
        </draw:line>
        <draw:frame draw:style-name="gr5" draw:text-style-name="P3" draw:layer="layout" svg:width="1.205cm" svg:height="0.954cm" svg:x="6.6cm" svg:y="6.6cm">
          <draw:text-box>
            <text:p>р1</text:p>
          </draw:text-box>
        </draw:frame>
        <draw:frame draw:style-name="gr6" draw:text-style-name="P3" draw:layer="layout" svg:width="1.3cm" svg:height="1.154cm" svg:x="8.9cm" svg:y="7.2cm">
          <draw:text-box>
            <text:p>р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0:58:11.606914160</meta:creation-date>
    <dc:date>2017-06-26T19:26:55.906041729</dc:date>
    <meta:editing-duration>PT2H32M16S</meta:editing-duration>
    <meta:editing-cycles>1</meta:editing-cycles>
    <meta:generator>LibreOffice/5.3.1.2$Linux_X86_64 LibreOffice_project/30m0$Build-2</meta:generator>
    <meta:document-statistic meta:object-count="17"/>
  </office:meta>
</office:document-meta>
</file>